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a719" officeooo:paragraph-rsid="000da719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dd98" officeooo:paragraph-rsid="000ddd98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  <style:text-properties fo:font-size="14pt" officeooo:rsid="000c32ae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e6a29" officeooo:paragraph-rsid="000e6a29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200%" fo:text-align="center" style:justify-single-word="false" fo:text-indent="0in" style:auto-text-indent="false"/>
      <style:text-properties fo:font-size="14pt" officeooo:rsid="000e6a29" officeooo:paragraph-rsid="000e6a29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indent="0in" style:auto-text-indent="false"/>
      <style:text-properties officeooo:rsid="000e6a29" officeooo:paragraph-rsid="000e6a29"/>
    </style:style>
    <style:style style:name="P8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9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a719" officeooo:paragraph-rsid="000da719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dd98" officeooo:paragraph-rsid="000ddd98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fo:letter-spacing="-0.0028in" officeooo:rsid="000e6a29" officeooo:paragraph-rsid="000e6a29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d67c0"/>
    </style:style>
    <style:style style:name="T2" style:family="text">
      <style:text-properties fo:letter-spacing="0.0138in"/>
    </style:style>
    <style:style style:name="T3" style:family="text">
      <style:text-properties fo:letter-spacing="0.028in"/>
    </style:style>
    <style:style style:name="T4" style:family="text">
      <style:text-properties fo:letter-spacing="0.028in" style:font-size-asian="12.1999998092651pt"/>
    </style:style>
    <style:style style:name="T5" style:family="text">
      <style:text-properties fo:letter-spacing="-0.0028i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7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7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7">№ </text:span><text:span text:style-name="T7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7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7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7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8">25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9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7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7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7">№ </text:span><text:span text:style-name="T7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7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7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7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8">26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9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7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7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7">№ </text:span><text:span text:style-name="T7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7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7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7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8">27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9">КП-АПИ(Ф)НГТУ-210201.65-(АВР09-1)-08-14</text:span></text:p>
          </draw:text-box>
        </draw:frame>
      </draw:g>
      <text:p text:style-name="P8"/>
      <text:p text:style-name="P4">Нормативные ссылки</text:p>
      <text:p text:style-name="P1"><text:tab/><text:span text:style-name="T1">При работе над курсовым проектом использованы ссылки на следующие стандарты:</text:span></text:p>
      <text:p text:style-name="P2">ГОСТ 2.105-95<text:tab/><text:tab/><text:tab/>Общие требования к текстовым документам</text:p>
      <text:p text:style-name="P2">ГОСТ 3.1101-81<text:tab/><text:tab/><text:tab/>ЕСТД</text:p>
      <text:p text:style-name="P2">ГОСТ 3.1104-81<text:tab/><text:tab/><text:tab/>Общие требования к технологическим документам</text:p>
      <text:p text:style-name="P2">ГОСТ 3.1105-84<text:tab/><text:tab/><text:tab/>Правила оформления технологических документов</text:p>
      <text:p text:style-name="P2">ГОСТ 3.1118-82<text:tab/><text:tab/><text:tab/>Формы и правила оформления маршрутных карт</text:p>
      <text:p text:style-name="P2">ГОСТ 3.1201-85<text:tab/><text:tab/><text:tab/>Система обозначений технологических документов</text:p>
      <text:p text:style-name="P2">ГОСТ 14.201-83<text:tab/><text:tab/><text:tab/>Общие правила отработки конструкции изделия на <text:tab/><text:tab/><text:tab/><text:tab/><text:tab/>технологичность</text:p>
      <text:p text:style-name="P2">ГОСТ 14.301-83<text:tab/><text:tab/><text:tab/>Выбор технологического оборудования</text:p>
      <text:p text:style-name="P2">ГОСТ 14.303-73 <text:tab/><text:tab/><text:tab/>Типовые технологические процессы</text:p>
      <text:p text:style-name="P2">ГОСТ 21.931-76<text:tab/><text:tab/><text:tab/>Припои оловянно-свинцовые в изделиях. <text:tab/><text:tab/><text:tab/><text:tab/><text:tab/><text:tab/>Технологические условия</text:p>
      <text:p text:style-name="P2">ГОСТ 29.137-91<text:tab/><text:tab/><text:tab/><text:span text:style-name="T4">Формовка выводов и установка изделий</text:span><text:tab/><text:tab/><text:tab/><text:tab/><text:tab/>электронной техники на печатные платы. Общие <text:tab/><text:tab/><text:tab/><text:tab/><text:tab/>требования и нормы конструирования.</text:p>
      <text:p text:style-name="P2">ОСТ 107.460092.004.01-86<text:tab/><text:span text:style-name="T2">Платы печатные. Типовые технологические</text:span><text:tab/><text:tab/><text:tab/><text:tab/><text:tab/>процессы.</text:p>
      <text:p text:style-name="P2">ОСТ 107.460092.024-93<text:tab/><text:tab/>Пайка электромонтажных соединений РЭС. Общие<text:tab/><text:tab/><text:tab/><text:tab/><text:tab/>требования к типовым технологическим операциям.</text:p>
      <text:p text:style-name="P2">ОСТ 11.073.062-01<text:tab/><text:tab/><text:span text:style-name="T2">Микросхемы и приборы полупроводниковые.</text:span><text:tab/><text:tab/><text:tab/><text:tab/><text:tab/><text:span text:style-name="T2">Требования и методы защиты от статического</text:span> <text:tab/><text:tab/><text:tab/><text:tab/><text:tab/>электричества.</text:p>
      <text:p text:style-name="P2">ОСТ 180365-82<text:tab/><text:tab/><text:tab/>Лакировка печатных плат</text:p>
      <text:p text:style-name="P2">ОСТ 190210-85<text:tab/><text:tab/><text:tab/>Специальные маркировочные краски для приборов<text:tab/><text:tab/><text:tab/><text:tab/><text:tab/><text:span text:style-name="T2">и электроагрегатов. Общие технологические</text:span> <text:tab/><text:tab/><text:tab/><text:tab/><text:tab/>требования. Выбор марки рабочих красок.</text:p>
      <text:p text:style-name="P9"/>
      <text:p text:style-name="P3">ОСТ 4Г0.050.207<text:tab/><text:tab/><text:tab/><text:span text:style-name="T2">Научная организация труда. Нормирование</text:span> <text:tab/><text:tab/><text:tab/><text:tab/><text:tab/>сборочных и монтажный работ при изготовлении <text:tab/><text:tab/><text:tab/><text:tab/><text:tab/><text:span text:style-name="T3">узлов радиоэлектронной аппаратуры на</text:span> <text:tab/><text:tab/><text:tab/><text:tab/><text:tab/>микросхемах и микросборках.</text:p>
      <text:p text:style-name="P3">ОСТ 4Г0.054.264<text:tab/><text:tab/><text:tab/>Подготовка ЭРЭ к монтажу.</text:p>
      <text:p text:style-name="P3">ОСТ 4Г0.054.265<text:tab/><text:tab/><text:tab/>Установка ЭРЭ на печатные платы.</text:p>
      <text:p text:style-name="P3">ОСТ 4Г0.033.200<text:tab/><text:tab/><text:tab/>Припои и флюсы для пайки. Марки, состав, средства<text:tab/><text:tab/><text:tab/><text:tab/><text:tab/>применения</text:p>
      <text:p text:style-name="P3">РД 110890-93<text:tab/><text:tab/><text:tab/>Электромонтаж изделий электронной техники на <text:tab/><text:tab/><text:tab/><text:tab/><text:tab/><text:span text:style-name="T2">поверхность печатных плат. Требования к</text:span><text:tab/><text:tab/><text:tab/><text:tab/><text:tab/>технологическим процессам и операциям.</text:p>
      <text:p text:style-name="P3">РД 107.460000.019-90<text:tab/><text:tab/>Установка поверхностно-монтируемых изделий<text:tab/><text:tab/><text:tab/><text:tab/><text:tab/>на печатные платы.</text:p>
      <text:p text:style-name="P10"/>
      <text:p text:style-name="P6">Библиографический список</text:p>
      <text:p text:style-name="P5">1. <text:span text:style-name="T6">Технология производства электронных средств: </text:span>методические указания по выполнению курсового проекта для студентов всех форм обучения направления 211000 «Конструирование и технология электронных <text:span text:style-name="T5">средств» / Сост. Т.В. Калинина; АПИ НГТУ. – Н.Новгород: НГТУ, 2013. – 49 с.</text:span></text:p>
      <text:p text:style-name="P11">2. Методические указания к выполнению технологической части дипломного проекта по радиотехническим специальностям/Авт.-сост.: Ю.И.Бочонков, М.А.Сахаров и др.; Под ред. Ю.И.Бочонкова. – М.:Издательство МАИ, 1991.</text:p>
      <text:p text:style-name="P11">3. Романычева Э.Т. и др. Разработка и оформление конструкторской документации РЭА: Справ. Пособие/ Э.Т.Романычева, А.К.Иванова, А.С.Куликова, Т.П.Новикова – 2-е изд., перераб. и доп. – М.: Радиои связь, 1989.</text:p>
      <text:p text:style-name="P11">4. Технология и автоматизация производства радиоэлектронной аппаратуры: Учебник для вузов / И.П.Бушминский, О.Ш.Даутов, А.П.Достанко и др.; Под ред. А.П.Достанко, Ш.М.Чапдарова. – М.: Радио и связь, 1989.</text:p>
      <text:p text:style-name="P11">5. Пирогова Е.В. Проектирование и технология печатных плат: Учебник. – М.: ФОРУМ – ИНФА-М, 2005</text:p>
      <text:p text:style-name="P11">6. Алексеенко А.Г., Голицын А.А., Иванников А.Д. Проектирование радиоэлектронной аппаратуры на микропроцессорах. – М.: Радио и связь, 1984</text:p>
      <text:p text:style-name="P11">7. Сергеев Н.П., Вашкевич Н.П. Основы вычислительной техники: Учебное пособие для вузов. 2-е изд. – М.: Высшая школа, 1988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47:57.792824968</dc:date>
    <meta:editing-duration>PT1H8M1S</meta:editing-duration>
    <meta:editing-cycles>18</meta:editing-cycles>
    <meta:generator>LibreOffice/4.1.4.2$Linux_X86_64 LibreOffice_project/410m0$Build-2</meta:generator>
    <meta:document-statistic meta:table-count="0" meta:image-count="0" meta:object-count="0" meta:page-count="3" meta:paragraph-count="32" meta:word-count="370" meta:character-count="3208" meta:non-whitespace-character-count="2741"/>
  </office:meta>
</office:document-meta>
</file>